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FreeSerif" fo:font-size="12pt" officeooo:paragraph-rsid="001406ea" style:font-size-asian="10.5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FreeSerif" officeooo:rsid="000c0f8e" officeooo:paragraph-rsid="000c0f8e"/>
    </style:style>
    <style:style style:name="P3" style:family="paragraph" style:parent-style-name="Text_20_body">
      <style:text-properties style:font-name="FreeSerif" officeooo:paragraph-rsid="002dc6d4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rsid="00326a27" officeooo:paragraph-rsid="004f8eb2"/>
    </style:style>
    <style:style style:name="P5" style:family="paragraph" style:parent-style-name="Text_20_body">
      <style:paragraph-properties fo:text-align="justify" style:justify-single-word="false"/>
      <style:text-properties style:font-name="FreeSerif" fo:font-weight="bold" officeooo:rsid="00326a27" officeooo:paragraph-rsid="005123d4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FreeSerif" fo:font-weight="bold" officeooo:rsid="0040e8a0" officeooo:paragraph-rsid="005123d4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FreeSerif" fo:font-weight="bold" officeooo:rsid="005264b3" officeooo:paragraph-rsid="005264b3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FreeSerif" fo:font-weight="bold" officeooo:rsid="00546eab" officeooo:paragraph-rsid="00546eab" style:font-weight-asian="bold" style:font-weight-complex="bold"/>
    </style:style>
    <style:style style:name="P9" style:family="paragraph" style:parent-style-name="Text_20_body">
      <style:text-properties style:font-name="FreeSerif" officeooo:paragraph-rsid="005264b3"/>
    </style:style>
    <style:style style:name="P10" style:family="paragraph" style:parent-style-name="Text_20_body">
      <style:text-properties style:font-name="FreeSerif" officeooo:paragraph-rsid="00538a24"/>
    </style:style>
    <style:style style:name="P11" style:family="paragraph" style:parent-style-name="Text_20_body">
      <style:paragraph-properties fo:text-align="justify" style:justify-single-word="false"/>
      <style:text-properties style:font-name="FreeSerif" fo:font-weight="normal" officeooo:rsid="0055b59d" officeooo:paragraph-rsid="0055b59d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paragraph-rsid="00185a9d"/>
    </style:style>
    <style:style style:name="P13" style:family="paragraph" style:parent-style-name="Text_20_body">
      <style:text-properties style:font-name="FreeSans" fo:font-size="14pt" officeooo:rsid="000ab894" officeooo:paragraph-rsid="000ab894" style:font-size-asian="12.25pt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FreeSerif" fo:font-size="12pt" officeooo:rsid="003e7d4d" officeooo:paragraph-rsid="003f289c" style:font-size-asian="10.5pt" style:font-size-complex="12pt"/>
    </style:style>
    <style:style style:name="P15" style:family="paragraph" style:parent-style-name="Heading_20_2">
      <style:text-properties style:font-name="FreeSans" fo:font-size="14pt" officeooo:rsid="000ab894" officeooo:paragraph-rsid="000ab894" style:font-size-asian="12.25pt" style:font-size-complex="14pt"/>
    </style:style>
    <style:style style:name="P16" style:family="paragraph" style:parent-style-name="Heading_20_1">
      <style:paragraph-properties fo:break-before="page"/>
      <style:text-properties style:font-name="FreeSans" fo:font-size="16pt" officeooo:rsid="001406ea" officeooo:paragraph-rsid="001406ea" style:font-size-asian="14pt" style:font-size-complex="16pt"/>
    </style:style>
    <style:style style:name="P17" style:family="paragraph" style:parent-style-name="Heading_20_3">
      <style:text-properties style:font-name="FreeSans" fo:font-size="12pt" officeooo:rsid="000c0f8e" officeooo:paragraph-rsid="000c0f8e" style:font-size-asian="10.5pt" style:font-size-complex="12pt"/>
    </style:style>
    <style:style style:name="P18" style:family="paragraph" style:parent-style-name="Heading_20_3">
      <style:text-properties style:font-name="FreeSans" fo:font-size="12pt" officeooo:rsid="002b5610" officeooo:paragraph-rsid="002c0a61" style:font-size-asian="10.5pt" style:font-size-complex="12pt"/>
    </style:style>
    <style:style style:name="P19" style:family="paragraph" style:parent-style-name="Heading_20_3">
      <style:text-properties style:font-name="FreeSans" officeooo:rsid="001def5b" officeooo:paragraph-rsid="002b5610"/>
    </style:style>
    <style:style style:name="T1" style:family="text">
      <style:text-properties style:font-name="FreeSans" fo:font-size="12pt" style:font-size-asian="10.5pt" style:font-size-complex="12pt"/>
    </style:style>
    <style:style style:name="T2" style:family="text">
      <style:text-properties style:font-name="FreeSans" fo:font-size="12pt" officeooo:rsid="000c0f8e" style:font-size-asian="10.5pt" style:font-size-complex="12pt"/>
    </style:style>
    <style:style style:name="T3" style:family="text">
      <style:text-properties style:font-name="FreeSans" fo:font-size="12pt" officeooo:rsid="001def5b" style:font-size-asian="10.5pt" style:font-size-complex="12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da31f" style:font-size-asian="10.5pt" style:font-size-complex="12pt"/>
    </style:style>
    <style:style style:name="T6" style:family="text">
      <style:text-properties fo:font-size="12pt" officeooo:rsid="000f5bef" style:font-size-asian="10.5pt" style:font-size-complex="12pt"/>
    </style:style>
    <style:style style:name="T7" style:family="text">
      <style:text-properties fo:font-size="12pt" officeooo:rsid="001161d0" style:font-size-asian="10.5pt" style:font-size-complex="12pt"/>
    </style:style>
    <style:style style:name="T8" style:family="text">
      <style:text-properties fo:font-size="12pt" officeooo:rsid="0012fedf" style:font-size-asian="10.5pt" style:font-size-complex="12pt"/>
    </style:style>
    <style:style style:name="T9" style:family="text">
      <style:text-properties fo:font-size="12pt" officeooo:rsid="001406ea" style:font-size-asian="10.5pt" style:font-size-complex="12pt"/>
    </style:style>
    <style:style style:name="T10" style:family="text">
      <style:text-properties fo:font-size="12pt" officeooo:rsid="00152240" style:font-size-asian="10.5pt" style:font-size-complex="12pt"/>
    </style:style>
    <style:style style:name="T11" style:family="text">
      <style:text-properties fo:font-size="12pt" officeooo:rsid="00167b6e" style:font-size-asian="10.5pt" style:font-size-complex="12pt"/>
    </style:style>
    <style:style style:name="T12" style:family="text">
      <style:text-properties fo:font-size="12pt" officeooo:rsid="0016ddfa" style:font-size-asian="10.5pt" style:font-size-complex="12pt"/>
    </style:style>
    <style:style style:name="T13" style:family="text">
      <style:text-properties fo:font-size="12pt" officeooo:rsid="001bc117" style:font-size-asian="10.5pt" style:font-size-complex="12pt"/>
    </style:style>
    <style:style style:name="T14" style:family="text">
      <style:text-properties fo:font-size="12pt" officeooo:rsid="001c3400" style:font-size-asian="10.5pt" style:font-size-complex="12pt"/>
    </style:style>
    <style:style style:name="T15" style:family="text">
      <style:text-properties fo:font-size="12pt" officeooo:rsid="001c8e1b" style:font-size-asian="10.5pt" style:font-size-complex="12pt"/>
    </style:style>
    <style:style style:name="T16" style:family="text">
      <style:text-properties fo:font-size="12pt" officeooo:rsid="001d61d3" style:font-size-asian="10.5pt" style:font-size-complex="12pt"/>
    </style:style>
    <style:style style:name="T17" style:family="text">
      <style:text-properties fo:font-size="12pt" officeooo:rsid="001def5b" style:font-size-asian="10.5pt" style:font-size-complex="12pt"/>
    </style:style>
    <style:style style:name="T18" style:family="text">
      <style:text-properties fo:font-size="12pt" officeooo:rsid="001ed323" style:font-size-asian="10.5pt" style:font-size-complex="12pt"/>
    </style:style>
    <style:style style:name="T19" style:family="text">
      <style:text-properties fo:font-size="12pt" officeooo:rsid="001fd26b" style:font-size-asian="10.5pt" style:font-size-complex="12pt"/>
    </style:style>
    <style:style style:name="T20" style:family="text">
      <style:text-properties fo:font-size="12pt" officeooo:rsid="002dc6d4" style:font-size-asian="10.5pt" style:font-size-complex="12pt"/>
    </style:style>
    <style:style style:name="T21" style:family="text">
      <style:text-properties fo:font-size="12pt" officeooo:rsid="0032fe55" style:font-size-asian="10.5pt" style:font-size-complex="12pt"/>
    </style:style>
    <style:style style:name="T22" style:family="text">
      <style:text-properties fo:font-size="12pt" officeooo:rsid="003428aa" style:font-size-asian="10.5pt" style:font-size-complex="12pt"/>
    </style:style>
    <style:style style:name="T23" style:family="text">
      <style:text-properties fo:font-size="12pt" officeooo:rsid="0035be0a" style:font-size-asian="10.5pt" style:font-size-complex="12pt"/>
    </style:style>
    <style:style style:name="T24" style:family="text">
      <style:text-properties fo:font-size="12pt" officeooo:rsid="00379016" style:font-size-asian="10.5pt" style:font-size-complex="12pt"/>
    </style:style>
    <style:style style:name="T25" style:family="text">
      <style:text-properties fo:font-size="12pt" officeooo:rsid="00393309" style:font-size-asian="10.5pt" style:font-size-complex="12pt"/>
    </style:style>
    <style:style style:name="T26" style:family="text">
      <style:text-properties fo:font-size="12pt" officeooo:rsid="003ba27e" style:font-size-asian="10.5pt" style:font-size-complex="12pt"/>
    </style:style>
    <style:style style:name="T27" style:family="text">
      <style:text-properties fo:font-size="12pt" officeooo:rsid="003f289c" style:font-size-asian="10.5pt" style:font-size-complex="12pt"/>
    </style:style>
    <style:style style:name="T28" style:family="text">
      <style:text-properties fo:font-size="12pt" officeooo:rsid="003f72d1" style:font-size-asian="10.5pt" style:font-size-complex="12pt"/>
    </style:style>
    <style:style style:name="T29" style:family="text">
      <style:text-properties fo:font-size="12pt" officeooo:rsid="003e7d4d" style:font-size-asian="10.5pt" style:font-size-complex="12pt"/>
    </style:style>
    <style:style style:name="T30" style:family="text">
      <style:text-properties fo:font-size="12pt" officeooo:rsid="004624fd" style:font-size-asian="10.5pt" style:font-size-complex="12pt"/>
    </style:style>
    <style:style style:name="T31" style:family="text">
      <style:text-properties fo:font-size="12pt" officeooo:rsid="0050dff9" style:font-size-asian="10.5pt" style:font-size-complex="12pt"/>
    </style:style>
    <style:style style:name="T32" style:family="text">
      <style:text-properties fo:font-size="12pt" officeooo:rsid="005123d4" style:font-size-asian="10.5pt" style:font-size-complex="12pt"/>
    </style:style>
    <style:style style:name="T33" style:family="text">
      <style:text-properties fo:font-size="12pt" officeooo:rsid="00565654" style:font-size-asian="10.5pt" style:font-size-complex="12pt"/>
    </style:style>
    <style:style style:name="T34" style:family="text">
      <style:text-properties fo:font-size="12pt" officeooo:rsid="005793a5" style:font-size-asian="10.5pt" style:font-size-complex="12pt"/>
    </style:style>
    <style:style style:name="T35" style:family="text">
      <style:text-properties fo:font-size="12pt" officeooo:rsid="005d3dd8" style:font-size-asian="10.5pt" style:font-size-complex="12pt"/>
    </style:style>
    <style:style style:name="T36" style:family="text">
      <style:text-properties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50dff9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5123d4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538a24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546eab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55b59d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565654" style:font-size-asian="10.5pt" style:font-weight-asian="normal" style:font-size-complex="12pt" style:font-weight-complex="normal"/>
    </style:style>
    <style:style style:name="T43" style:family="text">
      <style:text-properties style:font-name="FreeSerif" fo:font-size="12pt" officeooo:rsid="001c3400" style:font-size-asian="10.5pt" style:font-size-complex="12pt"/>
    </style:style>
    <style:style style:name="T44" style:family="text">
      <style:text-properties style:font-name="FreeSerif" fo:font-size="12pt" officeooo:rsid="00185a9d" style:font-size-asian="10.5pt" style:font-size-complex="12pt"/>
    </style:style>
    <style:style style:name="T45" style:family="text">
      <style:text-properties style:font-name="FreeSerif" fo:font-size="12pt" officeooo:rsid="002316ec" style:font-size-asian="10.5pt" style:font-size-complex="12pt"/>
    </style:style>
    <style:style style:name="T46" style:family="text">
      <style:text-properties style:font-name="FreeSerif" fo:font-size="12pt" officeooo:rsid="0022cbd8" style:font-size-asian="10.5pt" style:font-size-complex="12pt"/>
    </style:style>
    <style:style style:name="T47" style:family="text">
      <style:text-properties style:font-name="FreeSerif" fo:font-size="12pt" officeooo:rsid="001c8e1b" style:font-size-asian="10.5pt" style:font-size-complex="12pt"/>
    </style:style>
    <style:style style:name="T48" style:family="text">
      <style:text-properties style:font-name="FreeSerif" fo:font-size="12pt" officeooo:rsid="001d61d3" style:font-size-asian="10.5pt" style:font-size-complex="12pt"/>
    </style:style>
    <style:style style:name="T49" style:family="text">
      <style:text-properties style:font-name="FreeSerif" fo:font-size="12pt" officeooo:rsid="002102f0" style:font-size-asian="10.5pt" style:font-size-complex="12pt"/>
    </style:style>
    <style:style style:name="T50" style:family="text">
      <style:text-properties style:font-name="FreeSerif" fo:font-size="12pt" officeooo:rsid="0024c43f" style:font-size-asian="10.5pt" style:font-size-complex="12pt"/>
    </style:style>
    <style:style style:name="T51" style:family="text">
      <style:text-properties style:font-name="FreeSerif" fo:font-size="12pt" officeooo:rsid="0024c85f" style:font-size-asian="10.5pt" style:font-size-complex="12pt"/>
    </style:style>
    <style:style style:name="T52" style:family="text">
      <style:text-properties style:font-name="FreeSerif" fo:font-size="12pt" officeooo:rsid="003ba27e" style:font-size-asian="10.5pt" style:font-size-complex="12pt"/>
    </style:style>
    <style:style style:name="T53" style:family="text">
      <style:text-properties officeooo:rsid="00152240"/>
    </style:style>
    <style:style style:name="T54" style:family="text">
      <style:text-properties officeooo:rsid="001c8e1b"/>
    </style:style>
    <style:style style:name="T55" style:family="text">
      <style:text-properties officeooo:rsid="002dc6d4"/>
    </style:style>
    <style:style style:name="T56" style:family="text">
      <style:text-properties officeooo:rsid="003ba27e"/>
    </style:style>
    <style:style style:name="T57" style:family="text">
      <style:text-properties officeooo:rsid="00526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Android theory</text:h>
      <text:p text:style-name="P13"/>
      <text:h text:style-name="P17" text:outline-level="3">Activity</text:h>
      <text:p text:style-name="P2"><text:span text:style-name="T8">The</text:span><text:span text:style-name="T6"> </text:span><text:span text:style-name="T17">A</text:span><text:span text:style-name="T4">ctivit</text:span><text:span text:style-name="T6">y </text:span><text:span text:style-name="T8">class in the Android library represents</text:span><text:span text:style-name="T6"> </text:span><text:span text:style-name="T18">the window in which the </text:span><text:span text:style-name="T5">application’</text:span><text:span text:style-name="T8">s</text:span><text:span text:style-name="T5"> user interface </text:span><text:span text:style-name="T18">is drawn</text:span><text:span text:style-name="T5">, </text:span><text:span text:style-name="T7">and it’s a crucial part of any Android application. </text:span><text:span text:style-name="T19">An application can have multiple activities, but the one that represents the application’s first screen is commonly designated as the main activity.</text:span><text:span text:style-name="T7"> </text:span><text:span text:style-name="T8">Whereas other types of applications are </text:span><text:span text:style-name="T11">often</text:span><text:span text:style-name="T8"> </text:span><text:span text:style-name="T13">launched</text:span><text:span text:style-name="T8"> through a “main” method, </text:span><text:span text:style-name="T9">A</text:span><text:span text:style-name="T11">ndroid applications </text:span><text:span text:style-name="T12">are launched by </text:span><text:span text:style-name="T13">invoking so-called callback methods, which corresponds to specific stages in an </text:span><text:span text:style-name="T14">a</text:span><text:span text:style-name="T13">ctivity’s lifecycle. </text:span><text:span text:style-name="T15">[1]</text:span></text:p>
      <text:h text:style-name="P18" text:outline-level="3">Lifecycle</text:h>
      <text:p text:style-name="P4"><text:span text:style-name="T4">As the name might suggest, </text:span><text:span text:style-name="T22">the </text:span><text:span text:style-name="T4">Lifecycles represent </text:span><text:span text:style-name="T22">the </text:span><text:span text:style-name="T21">different states </text:span><text:span text:style-name="T22">that Android components can appear in during its lifetime. As previously mentioned in the section about activities; Android applications are </text:span><text:span text:style-name="T30">launched by invoking a callback method</text:span><text:span text:style-name="T22"> </text:span><text:span text:style-name="T23">that initiates </text:span><text:span text:style-name="T24">the application in a </text:span><text:span text:style-name="T30">specific</text:span><text:span text:style-name="T24"> state. Since different callback methods </text:span><text:span text:style-name="T25">corresponds to different application states, </text:span><text:span text:style-name="T27">an application can be launched </text:span><text:span text:style-name="T28">in different states depending on which callback method is invoked</text:span><text:span text:style-name="T31">. </text:span><text:span text:style-name="T34">[2][3]</text:span></text:p>
      <text:p text:style-name="P14"/>
      <text:h text:style-name="Heading_20_3" text:outline-level="3"><text:span text:style-name="T2">F</text:span><text:span text:style-name="T1">ragment</text:span></text:h>
      <text:p text:style-name="P12"><text:span text:style-name="T43">A f</text:span><text:span text:style-name="T44">ragment </text:span><text:span text:style-name="T43">is connected to an activity , and can be viewed as a portion of a user interface <text:s/></text:span><text:span text:style-name="T45">that</text:span><text:span text:style-name="T43"> has its own lifecycle and can be added or removed without consideration being given to the activity </text:span><text:span text:style-name="T46">that it’s connected to</text:span><text:span text:style-name="T43">. It can be thought of as a “sub-activity” which can be reused in other activities. </text:span><text:span text:style-name="T47">However,</text:span><text:span text:style-name="T43"> </text:span><text:span text:style-name="T47">since fragment</text:span><text:span text:style-name="T48">s</text:span><text:span text:style-name="T47"> </text:span><text:span text:style-name="T48">are</text:span><text:span text:style-name="T47"> connected to an activity, </text:span><text:span text:style-name="T48">they’re</text:span><text:span text:style-name="T47"> directly affected by the activity’s lifecycle, so whenever an activity is paused or destroyed, the associated fragments will follow suit. </text:span><text:span text:style-name="T49">Fragments </text:span><text:span text:style-name="T46">are often </text:span><text:span text:style-name="T45">used in order to</text:span><text:span text:style-name="T50"> utilize the larger screen space on devices such as tablets, </text:span><text:span text:style-name="T51">to dynamically combine UI components in a single activity, instead of separate activities for each component. <text:s/></text:span><text:span text:style-name="T48">[</text:span><text:span text:style-name="T52">4</text:span><text:span text:style-name="T48">]</text:span></text:p>
      <text:p text:style-name="P11"><text:span text:style-name="T25">T</text:span><text:span text:style-name="T4">he following</text:span><text:span text:style-name="T33"> four</text:span><text:span text:style-name="T4"> methods are commonly overridden for fragments:</text:span></text:p>
      <text:p text:style-name="P7"><text:span text:style-name="T25">o</text:span><text:span text:style-name="T4">nCreate:</text:span><text:span text:style-name="T25"><text:line-break/></text:span><text:span text:style-name="T36">This method is called for the initial creation of a fragment. </text:span><text:span text:style-name="T40">[</text:span><text:span text:style-name="T42">5</text:span><text:span text:style-name="T40">]</text:span></text:p>
      <text:p text:style-name="P5"><text:span text:style-name="T25">o</text:span><text:span text:style-name="T29">nActivityCreated</text:span><text:span text:style-name="T28">:<text:line-break/></text:span><text:span text:style-name="T39">When an activity which a fragment is associated with has been created and the fragment is to be instantiated, this method will be called. </text:span><text:span text:style-name="T40">[</text:span><text:span text:style-name="T42">6</text:span><text:span text:style-name="T40">]</text:span></text:p>
      <text:p text:style-name="P6"><text:span text:style-name="T28">o</text:span><text:span text:style-name="T16">nCreateView:<text:line-break/></text:span><text:span text:style-name="T37">This method lies in the fragment class, and it’s called whenever the fragment will </text:span><text:soft-page-break/><text:span text:style-name="T37">draw its UI for the first time. </text:span><text:span text:style-name="T38">It will be called between a fragment’s method onCreate and onActivityCreated. [</text:span><text:span text:style-name="T42">7</text:span><text:span text:style-name="T38">]</text:span></text:p>
      <text:p text:style-name="P8"><text:span text:style-name="T32">o</text:span><text:span text:style-name="T4">nViewCreated:<text:line-break/></text:span><text:span text:style-name="T41">A method which is called right after onCreateView has returned, and it allows objects to initialize once they know how the view hierarchy is structured. [</text:span><text:span text:style-name="T42">8</text:span><text:span text:style-name="T41">]</text:span></text:p>
      <text:h text:style-name="P19" text:outline-level="3"><text:span text:style-name="T35">ReactiveX </text:span><text:span text:style-name="T4">Observable</text:span></text:h>
      <text:h text:style-name="Heading_20_3" text:outline-level="3"><text:span text:style-name="T3">M</text:span><text:span text:style-name="T1">odel</text:span></text:h>
      <text:h text:style-name="Heading_20_3" text:outline-level="3"/>
      <text:h text:style-name="Heading_20_3" text:outline-level="3">View</text:h>
      <text:h text:style-name="Heading_20_3" text:outline-level="3"/>
      <text:h text:style-name="Heading_20_3" text:outline-level="3">ViewModel</text:h>
      <text:h text:style-name="Heading_20_3" text:outline-level="3"/>
      <text:h text:style-name="Heading_20_3" text:outline-level="3">ViewModelProvider<text:tab/></text:h>
      <text:h text:style-name="Heading_20_3" text:outline-level="3"/>
      <text:h text:style-name="Heading_20_3" text:outline-level="3">Constraint Layout</text:h>
      <text:h text:style-name="Heading_20_3" text:outline-level="3"><text:line-break/>Inflating</text:h>
      <text:h text:style-name="Heading_20_3" text:outline-level="3"/>
      <text:h text:style-name="Heading_20_3" text:outline-level="3">Navigation Graph</text:h>
      <text:h text:style-name="Heading_20_3" text:outline-level="3"/>
      <text:h text:style-name="Heading_20_3" text:outline-level="3">Builder</text:h>
      <text:h text:style-name="Heading_20_3" text:outline-level="3"/>
      <text:h text:style-name="Heading_20_3" text:outline-level="3">Dialog</text:h>
      <text:h text:style-name="Heading_20_3" text:outline-level="3"/>
      <text:h text:style-name="Heading_20_3" text:outline-level="3">Retrofit</text:h>
      <text:h text:style-name="P16" text:outline-level="1">References</text:h>
      <text:p text:style-name="P1"/>
      <text:p text:style-name="P3"><text:span text:style-name="T9">[1] </text:span><text:span text:style-name="T10">Google Developers</text:span>. <text:span text:style-name="T53">Introduction to Activities</text:span> [Internet]. <text:span text:style-name="T53">Google Developers</text:span>; <text:span text:style-name="T53">2019</text:span>. [cited <text:span text:style-name="T53">2020</text:span> <text:span text:style-name="T53">Mar</text:span> <text:span text:style-name="T53">5</text:span>] Available from: <text:a xlink:type="simple" xlink:href="https://developer.android.com/guide/components/activities/intro-activities" text:style-name="Internet_20_link" text:visited-style-name="Visited_20_Internet_20_Link">https://developer.android.com/guide/components/activities/intro-activities</text:a></text:p>
      <text:p text:style-name="P10"><text:span text:style-name="T9"><text:line-break/>[</text:span><text:span text:style-name="T20">2</text:span><text:span text:style-name="T9">] </text:span><text:span text:style-name="T10">Google Developers</text:span>. <text:span text:style-name="T55">Understand the Activity Lifecycle</text:span> [Internet]. <text:span text:style-name="T53">Google Developers</text:span>; <text:span text:style-name="T53">2019</text:span>. [cited <text:span text:style-name="T53">2020</text:span> <text:span text:style-name="T53">Mar</text:span> <text:span text:style-name="T53">5</text:span>] Available from:<text:line-break/><text:a xlink:type="simple" xlink:href="https://developer.android.com/guide/components/activities/activity-lifecycle" text:style-name="Internet_20_link" text:visited-style-name="Visited_20_Internet_20_Link">https://developer.android.com/guide/components/activities/activity-lifecycle</text:a><text:line-break/><text:line-break/><text:span text:style-name="T9">[</text:span><text:span text:style-name="T26">3</text:span><text:span text:style-name="T9">] </text:span><text:span text:style-name="T10">Google Developers</text:span>. <text:span text:style-name="T56">Handling Lifecycles with Lifecycle-Aware Components</text:span> [Internet]. <text:span text:style-name="T53">Google Developers</text:span>; <text:span text:style-name="T53">2019</text:span>. [cited <text:span text:style-name="T53">2020</text:span> <text:span text:style-name="T53">Mar</text:span> <text:span text:style-name="T53">5</text:span>] Available from:<text:line-break/><text:a xlink:type="simple" xlink:href="https://developer.android.com/topic/libraries/architecture/lifecycle" text:style-name="Internet_20_link" text:visited-style-name="Visited_20_Internet_20_Link">https://developer.android.com/topic/libraries/architecture/lifecycle</text:a><text:line-break/><text:line-break/><text:span text:style-name="T9">[</text:span><text:span text:style-name="T26">4</text:span><text:span text:style-name="T9">] </text:span><text:span text:style-name="T10">Google Developers</text:span>. <text:span text:style-name="T54">Fragments</text:span> [Internet]. <text:span text:style-name="T53">Google Developers</text:span>; <text:span text:style-name="T53">2019</text:span>. [cited <text:span text:style-name="T53">2020</text:span> <text:span text:style-name="T53">Mar</text:span> <text:span text:style-name="T53">5</text:span>] Available from: <text:a xlink:type="simple" xlink:href="https://developer.android.com/guide/components/fragments" text:style-name="Internet_20_link" text:visited-style-name="Visited_20_Internet_20_Link">https://developer.android.com/guide/components/fragments</text:a><text:line-break/></text:p>
      <text:p text:style-name="P10"><text:span text:style-name="T9">[</text:span><text:span text:style-name="T33">5</text:span><text:span text:style-name="T9">] </text:span><text:span text:style-name="T10">Google Developers</text:span>. <text:span text:style-name="T54">Fragments, onCreate</text:span> [Internet]. <text:span text:style-name="T53">Google Developers</text:span>; <text:span text:style-name="T53">2019</text:span>. [cited <text:span text:style-name="T53">2020</text:span> <text:span text:style-name="T53">Mar</text:span> <text:span text:style-name="T57">11</text:span>] Available from:<text:line-break/><text:a xlink:type="simple" xlink:href="https://developer.android.com/reference/androidx/fragment/app/Fragment#onCreate(android.os.Bundle" text:style-name="Internet_20_link" text:visited-style-name="Visited_20_Internet_20_Link">https://developer.android.com/reference/androidx/fragment/app/Fragment#onCreate(android.os.Bundle</text:a>)<text:line-break/></text:p>
      <text:p text:style-name="P10"><text:span text:style-name="T9">[</text:span><text:span text:style-name="T33">6</text:span><text:span text:style-name="T9">] </text:span><text:span text:style-name="T10">Google Developers</text:span>. <text:span text:style-name="T54">Fragments, onActivityCreated</text:span> [Internet]. <text:span text:style-name="T53">Google Developers</text:span>; <text:span text:style-name="T53">2019</text:span>. [cited <text:span text:style-name="T53">2020</text:span> <text:span text:style-name="T53">Mar</text:span> <text:span text:style-name="T57">11</text:span>] Available from:<text:line-break/><text:a xlink:type="simple" xlink:href="https://developer.android.com/reference/androidx/fragment/app/Fragment#onActivityCreated(android.os.Bundle" text:style-name="Internet_20_link" text:visited-style-name="Visited_20_Internet_20_Link">https://developer.android.com/reference/androidx/fragment/app/Fragment#onActivityCreated(android.os.Bundle</text:a>)<text:line-break/></text:p>
      <text:p text:style-name="P10"><text:span text:style-name="T9">[</text:span><text:span text:style-name="T33">7</text:span><text:span text:style-name="T9">] </text:span><text:span text:style-name="T10">Google Developers</text:span>. <text:span text:style-name="T54">Fragments, onViewCreated</text:span> [Internet]. <text:span text:style-name="T53">Google Developers</text:span>; <text:span text:style-name="T53">2019</text:span>. [cited <text:span text:style-name="T53">2020</text:span> <text:span text:style-name="T53">Mar</text:span> <text:span text:style-name="T57">11</text:span>] Available from:<text:line-break/><text:a xlink:type="simple" xlink:href="https://developer.android.com/reference/androidx/fragment/app/Fragment#onViewCreated(android.view.View,%20android.os.Bundle" text:style-name="Internet_20_link" text:visited-style-name="Visited_20_Internet_20_Link">https://developer.android.com/reference/androidx/fragment/app/Fragment#onViewCreated(android.view.View,%20android.os.Bundle</text:a>)<text:line-break/></text:p>
      <text:p text:style-name="P9"><text:span text:style-name="T9">[</text:span><text:span text:style-name="T33">8</text:span><text:span text:style-name="T9">] </text:span><text:span text:style-name="T10">Google Developers</text:span>. <text:span text:style-name="T54">Fragments, onCreateView</text:span> [Internet]. <text:span text:style-name="T53">Google Developers</text:span>; <text:span text:style-name="T53">2019</text:span>. [cited <text:span text:style-name="T53">2020</text:span> <text:span text:style-name="T53">Mar</text:span> <text:span text:style-name="T57">11</text:span>] Available from:<text:line-break/><text:a xlink:type="simple" xlink:href="https://developer.android.com/reference/androidx/fragment/app/Fragment#onCreateView(android.view.LayoutInflater,%20android.view.ViewGroup,%20android.os.Bundle" text:style-name="Internet_20_link" text:visited-style-name="Visited_20_Internet_20_Link">https://developer.android.com/reference/androidx/fragment/app/Fragment#onCreateView(android.view.LayoutInflater,%20android.view.ViewGroup,%20android.os.Bundle</text:a>)</text:p>
      <text:p text:style-name="P9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5299in" fo:margin-left="1.4598in" fo:margin-right="1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10:21.274781778</meta:creation-date>
    <dc:date>2020-03-12T12:15:16.195285472</dc:date>
    <meta:editing-duration>PT23H37M12S</meta:editing-duration>
    <meta:editing-cycles>13</meta:editing-cycles>
    <meta:generator>LibreOffice/6.2.8.2$Linux_X86_64 LibreOffice_project/20$Build-2</meta:generator>
    <meta:document-statistic meta:table-count="0" meta:image-count="0" meta:object-count="0" meta:page-count="3" meta:paragraph-count="31" meta:word-count="531" meta:character-count="4350" meta:non-whitespace-character-count="3836"/>
  </office:meta>
</office:document-meta>
</file>